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text.activateEndpoint( QName pid , Endpoint endpoi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OdeContext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getService( QName servi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Context.register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text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Context.addEndpointDoc( QName svcname , Document 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deactivatePMAPI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deContext.deactivateEndpoint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Context.setContext( Componen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getChan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Context.getService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getServiceDescription( QName sv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getDefault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activatePMAP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deContext.getMapp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text.findMapper( NormalizedMessage nmsMsg , Operation o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